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b7b3ca"/>
    </style:style>
    <style:style style:name="ce49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2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20-02-17" calcext:value-type="date">
            <text:p>2020-02-17</text:p>
          </table:table-cell>
          <table:table-cell table:style-name="ce30" office:value-type="date" office:date-value="2020-02-21" calcext:value-type="date">
            <text:p>2020-02-21</text:p>
          </table:table-cell>
          <table:table-cell table:style-name="ce31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20-02-24" calcext:value-type="date">
            <text:p>2020-02-24</text:p>
          </table:table-cell>
          <table:table-cell table:style-name="ce30" office:value-type="date" office:date-value="2020-03-15" calcext:value-type="date">
            <text:p>2020-03-15</text:p>
          </table:table-cell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20-03-13" calcext:value-type="date">
            <text:p>2020-03-13</text:p>
          </table:table-cell>
          <table:table-cell table:style-name="ce30" office:value-type="date" office:date-value="2020-03-20" calcext:value-type="date">
            <text:p>2020-03-20</text:p>
          </table:table-cell>
          <table:table-cell table:style-name="ce31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0" table:number-columns-repeated="2"/>
          <table:table-cell table:style-name="ce31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7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2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4" office:value-type="string" calcext:value-type="string" table:number-columns-spanned="3" table:number-rows-spanned="1">
            <text:p>Mapmode</text:p>
          </table:table-cell>
          <table:covered-table-cell table:number-columns-repeated="2" table:style-name="ce49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5" office:value-type="string" calcext:value-type="string">
            <text:p>Design File</text:p>
          </table:table-cell>
          <table:table-cell table:style-name="ce45" office:value-type="string" calcext:value-type="string">
            <text:p>Profile</text:p>
          </table:table-cell>
          <table:table-cell table:style-name="ce45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 table:style-name="ce30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2"/>
          <table:table-cell table:style-name="ce54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2"/>
          <table:covered-table-cell table:style-name="ce17"/>
          <table:table-cell/>
          <table:table-cell table:style-name="ce32" office:value-type="string" calcext:value-type="string" table:number-columns-spanned="4" table:number-rows-spanned="1">
            <text:p>FFC Batch</text:p>
          </table:table-cell>
          <table:covered-table-cell table:style-name="ce32"/>
          <table:covered-table-cell table:number-columns-repeated="2" table:style-name="ce6"/>
          <table:table-cell/>
          <table:table-cell table:style-name="ce57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7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2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57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COUNTIF([.A4:.A88];&quot;Shipped&quot;)" office:value-type="float" office:value="59" calcext:value-type="float">
            <text:p>5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1:06:28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16T11:20:59.936000000</dc:date>
    <meta:editing-duration>PT7H9M32S</meta:editing-duration>
    <meta:editing-cycles>72</meta:editing-cycles>
    <meta:generator>LibreOffice/6.3.0.4$Windows_x86 LibreOffice_project/057fc023c990d676a43019934386b85b21a9ee99</meta:generator>
    <meta:document-statistic meta:table-count="5" meta:cell-count="753" meta:object-count="0"/>
  </office:meta>
</office:document-meta>
</file>